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16.23cm"/>
    </style:style>
    <style:style style:name="co3" style:family="table-column">
      <style:table-column-properties fo:break-before="auto" style:column-width="6.07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847cm"/>
    </style:style>
    <style:style style:name="co6" style:family="table-column">
      <style:table-column-properties fo:break-before="auto" style:column-width="21.186cm"/>
    </style:style>
    <style:style style:name="co7" style:family="table-column">
      <style:table-column-properties fo:break-before="auto" style:column-width="15.25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justify" fo:margin-left="0cm"/>
      <style:text-properties style:use-window-font-color="true" style:text-outline="false" style:text-line-through-style="none" style:text-line-through-type="non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justify" fo:margin-left="0c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normal" style:font-weight-asian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fo:background-color="#808080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value-type" style:repeat-content="false"/>
      <style:paragraph-properties fo:margin-left="0cm"/>
    </style:style>
    <style:style style:name="gr1" style:family="graphic">
      <style:graphic-properties draw:textarea-horizontal-align="justify" draw:textarea-vertical-align="middle" draw:auto-grow-height="false" fo:min-height="2.299cm" fo:min-width="2.299cm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3.662cm" fo:min-width="9.716cm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24cm" fo:min-width="4.675cm"/>
    </style:style>
    <style:style style:name="gr4" style:family="graphic">
      <style:graphic-properties draw:textarea-horizontal-align="justify" draw:textarea-vertical-align="middle" draw:auto-grow-height="false" fo:min-height="3.662cm" fo:min-width="11.585cm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3.56cm" fo:min-width="22.357cm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677cm" fo:min-width="2.357cm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3.56cm" fo:min-width="6.745cm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3.56cm" fo:min-width="6.829cm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3.56cm" fo:min-width="8.563cm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3.56cm" fo:min-width="6.775cm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0.252cm" fo:min-width="5.06cm"/>
    </style:style>
    <style:style style:name="gr12" style:family="graphic">
      <style:graphic-properties draw:textarea-horizontal-align="justify" draw:textarea-vertical-align="middle" draw:auto-grow-height="false" fo:min-height="0.16cm" fo:min-width="4.82cm"/>
    </style:style>
    <style:style style:name="gr13" style:family="graphic">
      <style:graphic-properties draw:textarea-horizontal-align="justify" draw:textarea-vertical-align="middle" draw:auto-grow-height="false" fo:min-height="1.418cm" fo:min-width="0.33cm"/>
    </style:style>
    <style:style style:name="gr14" style:family="graphic">
      <style:graphic-properties draw:textarea-horizontal-align="justify" draw:textarea-vertical-align="middle" draw:auto-grow-height="false" fo:min-height="1.372cm" fo:min-width="0.18cm"/>
    </style:style>
    <style:style style:name="gr15" style:family="graphic">
      <style:graphic-properties draw:textarea-horizontal-align="justify" draw:textarea-vertical-align="middle" draw:auto-grow-height="false" fo:min-height="3.478cm" fo:min-width="4.335cm"/>
      <style:paragraph-properties style:writing-mode="lr-tb"/>
    </style:style>
    <style:style style:name="gr16" style:family="graphic">
      <style:graphic-properties draw:textarea-horizontal-align="justify" draw:textarea-vertical-align="middle" draw:auto-grow-height="false" fo:min-height="0.332cm" fo:min-width="5.315cm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1.637cm" fo:min-width="1.637cm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1.241cm" fo:min-width="4.335cm"/>
      <style:paragraph-properties style:writing-mode="lr-tb"/>
    </style:style>
    <style:style style:name="gr19" style:family="graphic">
      <style:graphic-properties draw:textarea-horizontal-align="justify" draw:textarea-vertical-align="middle" draw:auto-grow-height="false" fo:min-height="0.118cm" fo:min-width="5.177cm"/>
      <style:paragraph-properties style:writing-mode="lr-tb"/>
    </style:style>
    <style:style style:name="gr20" style:family="graphic">
      <style:graphic-properties draw:textarea-horizontal-align="justify" draw:textarea-vertical-align="middle" draw:auto-grow-height="false" fo:min-height="0.585cm" fo:min-width="1.637cm"/>
      <style:paragraph-properties style:writing-mode="lr-tb"/>
    </style:style>
    <style:style style:name="gr21" style:family="graphic">
      <style:graphic-properties draw:textarea-horizontal-align="justify" draw:textarea-vertical-align="middle" draw:auto-grow-height="false" fo:min-height="0.584cm" fo:min-width="1.637cm"/>
      <style:paragraph-properties style:writing-mode="lr-tb"/>
    </style:style>
    <style:style style:name="gr22" style:family="graphic">
      <style:graphic-properties draw:textarea-vertical-align="middle" draw:auto-grow-height="false" fo:min-height="0.483cm" fo:min-width="1.788cm"/>
    </style:style>
    <style:style style:name="gr23" style:family="graphic">
      <style:graphic-properties draw:textarea-horizontal-align="justify" draw:textarea-vertical-align="middle" draw:auto-grow-height="false" fo:min-height="0.505cm" fo:min-width="0.33cm"/>
    </style:style>
    <style:style style:name="gr24" style:family="graphic">
      <style:graphic-properties draw:textarea-horizontal-align="justify" draw:textarea-vertical-align="middle" draw:auto-grow-height="false" fo:min-height="5.314cm" fo:min-width="7.628cm"/>
      <style:paragraph-properties style:writing-mode="lr-tb"/>
    </style:style>
    <style:style style:name="gr25" style:family="graphic">
      <style:graphic-properties draw:textarea-horizontal-align="justify" draw:textarea-vertical-align="middle" draw:auto-grow-height="false" fo:min-height="0.16cm" fo:min-width="4.963cm"/>
    </style:style>
    <style:style style:name="gr26" style:family="graphic">
      <style:graphic-properties draw:textarea-horizontal-align="justify" draw:textarea-vertical-align="middle" draw:auto-grow-height="false" fo:min-height="0.332cm" fo:min-width="5.177cm"/>
      <style:paragraph-properties style:writing-mode="lr-tb"/>
    </style:style>
    <style:style style:name="gr27" style:family="graphic">
      <style:graphic-properties draw:textarea-horizontal-align="justify" draw:textarea-vertical-align="middle" draw:auto-grow-height="false" fo:min-height="0.719cm" fo:min-width="2.947cm"/>
    </style:style>
    <style:style style:name="gr28" style:family="graphic">
      <style:graphic-properties draw:textarea-vertical-align="middle" draw:auto-grow-height="false" fo:min-height="1.354cm" fo:min-width="1.788cm"/>
    </style:style>
    <style:style style:name="gr29" style:family="graphic">
      <style:graphic-properties draw:textarea-horizontal-align="justify" draw:textarea-vertical-align="middle" draw:auto-grow-height="false" fo:min-height="0.904cm" fo:min-width="0.435cm"/>
    </style:style>
    <style:style style:name="gr30" style:family="graphic">
      <style:graphic-properties draw:textarea-horizontal-align="justify" draw:textarea-vertical-align="middle" draw:auto-grow-height="false" fo:min-height="1.22cm" fo:min-width="1.421cm"/>
      <style:paragraph-properties style:writing-mode="lr-tb"/>
    </style:style>
    <style:style style:name="gr31" style:family="graphic">
      <style:graphic-properties draw:textarea-horizontal-align="justify" draw:textarea-vertical-align="middle" draw:auto-grow-height="false" fo:min-height="1.637cm" fo:min-width="1.266cm"/>
      <style:paragraph-properties style:writing-mode="lr-tb"/>
    </style:style>
    <style:style style:name="gr32" style:family="graphic">
      <style:graphic-properties draw:textarea-horizontal-align="justify" draw:textarea-vertical-align="middle" draw:auto-grow-height="false" fo:min-height="1.329cm" fo:min-width="4.335cm"/>
      <style:paragraph-properties style:writing-mode="lr-tb"/>
    </style:style>
    <style:style style:name="gr33" style:family="graphic">
      <style:graphic-properties draw:textarea-horizontal-align="justify" draw:textarea-vertical-align="middle" draw:auto-grow-height="false" fo:min-height="0.127cm" fo:min-width="5.177cm"/>
      <style:paragraph-properties style:writing-mode="lr-tb"/>
    </style:style>
    <style:style style:name="gr34" style:family="graphic">
      <style:graphic-properties draw:textarea-horizontal-align="justify" draw:textarea-vertical-align="middle" draw:auto-grow-height="false" fo:min-height="0.625cm" fo:min-width="1.637cm"/>
      <style:paragraph-properties style:writing-mode="lr-tb"/>
    </style:style>
    <style:style style:name="gr35" style:family="graphic">
      <style:graphic-properties draw:textarea-horizontal-align="justify" draw:textarea-vertical-align="middle" draw:auto-grow-height="false" fo:min-height="0.626cm" fo:min-width="1.637cm"/>
      <style:paragraph-properties style:writing-mode="lr-tb"/>
    </style:style>
    <style:style style:name="gr36" style:family="graphic">
      <style:graphic-properties draw:textarea-vertical-align="middle" draw:auto-grow-height="false" fo:min-height="0.516cm" fo:min-width="1.788cm"/>
    </style:style>
    <style:style style:name="gr37" style:family="graphic">
      <style:graphic-properties draw:textarea-horizontal-align="justify" draw:textarea-vertical-align="middle" draw:auto-grow-height="false" fo:min-height="0.541cm" fo:min-width="0.33cm"/>
    </style:style>
    <style:style style:name="gr38" style:family="graphic">
      <style:graphic-properties draw:textarea-horizontal-align="justify" draw:textarea-vertical-align="middle" draw:auto-grow-height="false" fo:min-height="1.806cm" fo:min-width="2.561cm"/>
      <style:paragraph-properties style:writing-mode="lr-tb"/>
    </style:style>
    <style:style style:name="gr39" style:family="graphic">
      <style:graphic-properties draw:textarea-horizontal-align="center" draw:textarea-vertical-align="middle"/>
    </style:style>
    <style:style style:name="gr40" style:family="graphic">
      <style:graphic-properties draw:textarea-horizontal-align="justify" draw:textarea-vertical-align="middle" draw:auto-grow-height="false" fo:min-height="1.581cm" fo:min-width="1.856cm"/>
      <style:paragraph-properties style:writing-mode="lr-tb"/>
    </style:style>
    <style:style style:name="gr41" style:family="graphic">
      <style:graphic-properties draw:textarea-horizontal-align="justify" draw:textarea-vertical-align="middle" draw:auto-grow-height="false" fo:min-height="0.151cm" fo:min-width="2.216cm"/>
      <style:paragraph-properties style:writing-mode="lr-tb"/>
    </style:style>
    <style:style style:name="gr42" style:family="graphic">
      <style:graphic-properties draw:textarea-horizontal-align="justify" draw:textarea-vertical-align="middle" draw:auto-grow-height="false" fo:min-height="0.743cm" fo:min-width="0.7cm"/>
      <style:paragraph-properties style:writing-mode="lr-tb"/>
    </style:style>
    <style:style style:name="gr43" style:family="graphic">
      <style:graphic-properties draw:textarea-horizontal-align="justify" draw:textarea-vertical-align="middle" draw:auto-grow-height="false" fo:min-height="0.744cm" fo:min-width="0.7cm"/>
      <style:paragraph-properties style:writing-mode="lr-tb"/>
    </style:style>
    <style:style style:name="gr44" style:family="graphic">
      <style:graphic-properties draw:textarea-vertical-align="middle" draw:auto-grow-height="false" fo:min-height="0.616cm" fo:min-width="0.766cm"/>
    </style:style>
    <style:style style:name="gr45" style:family="graphic">
      <style:graphic-properties draw:textarea-horizontal-align="justify" draw:textarea-vertical-align="middle" draw:auto-grow-height="false" fo:min-height="0.645cm" fo:min-width="0.142cm"/>
    </style:style>
    <style:style style:name="gr46" style:family="graphic">
      <style:graphic-properties draw:textarea-horizontal-align="justify" draw:textarea-vertical-align="middle" draw:auto-grow-height="false" fo:min-height="6.534cm" fo:min-width="10.821cm"/>
      <style:paragraph-properties style:writing-mode="lr-tb"/>
    </style:style>
    <style:style style:name="gr47" style:family="graphic">
      <style:graphic-properties draw:textarea-horizontal-align="justify" draw:textarea-vertical-align="middle" draw:auto-grow-height="false" fo:min-height="1.806cm" fo:min-width="3.436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ent" table:style-name="ta1">
        <table:table-column table:style-name="co1" table:default-cell-style-name="Default"/>
        <table:table-column table:style-name="co2" table:default-cell-style-name="ce6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cription</text:p>
          </table:table-cell>
          <table:table-cell table:style-name="ce1"/>
          <table:table-cell table:style-name="ce1" office:value-type="string" calcext:value-type="string">
            <text:p>Responsible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Introduction</text:p>
          </table:table-cell>
          <table:table-cell table:number-columns-repeated="2"/>
        </table:table-row>
        <table:table-row table:style-name="ro3">
          <table:table-cell/>
          <table:table-cell table:style-name="ce12" office:value-type="string" calcext:value-type="string">
            <text:p>The idea of the project is to deter the crime intellegently by its early detection.This project will hush-away any unwelcomed guests.</text:p>
          </table:table-cell>
          <table:table-cell table:number-columns-repeated="2"/>
        </table:table-row>
        <table:table-row table:style-name="ro3">
          <table:table-cell/>
          <table:table-cell table:style-name="ce12" office:value-type="string" calcext:value-type="string">
            <text:p>Key enblers of project are – Motion sensors,IR – night vision camera,Alarm,magentic door sensor and Raspi as central controller.</text:p>
          </table:table-cell>
          <table:table-cell table:number-columns-repeated="2"/>
        </table:table-row>
        <table:table-row table:style-name="ro4">
          <table:table-cell/>
          <table:table-cell table:style-name="Default"/>
          <table:table-cell table:number-columns-repeated="2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3" office:value-type="string" calcext:value-type="string">
            <text:p>Interface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10" office:value-type="string" calcext:value-type="string">
            <text:p>Modules</text:p>
          </table:table-cell>
          <table:table-cell table:number-columns-repeated="2"/>
        </table:table-row>
        <table:table-row table:style-name="ro6">
          <table:table-cell table:style-name="ce7"/>
          <table:table-cell table:style-name="Default" office:value-type="string" calcext:value-type="string">
            <text:p>This project comprises of following modules - </text:p>
            <text:p>1. DETECTION MODULE </text:p>
            <text:p><text:span text:style-name="T1">2. CENTRAL MODULE</text:span></text:p>
            <text:p>3. ALERT MODULE</text:p>
            <text:p>4. POWER MODULE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10" office:value-type="string" calcext:value-type="string">
            <text:p>Communication interface</text:p>
          </table:table-cell>
          <table:table-cell table:number-columns-repeated="2"/>
        </table:table-row>
        <table:table-row table:style-name="ro4">
          <table:table-cell table:style-name="ce7"/>
          <table:table-cell table:style-name="Default" office:value-type="string" calcext:value-type="string">
            <text:p>Wireless medium will be preferred communication medium in between different modules.</text:p>
          </table:table-cell>
          <table:table-cell table:number-columns-repeated="2"/>
        </table:table-row>
        <table:table-row table:style-name="ro4">
          <table:table-cell table:style-name="ce7"/>
          <table:table-cell table:style-name="Default" office:value-type="string" calcext:value-type="string">
            <text:p>Raspi with inbuilt wifi will be used as central controller to support wireless communication.</text:p>
          </table:table-cell>
          <table:table-cell table:number-columns-repeated="2"/>
        </table:table-row>
        <table:table-row table:style-name="ro3">
          <table:table-cell table:style-name="ce7"/>
          <table:table-cell office:value-type="string" calcext:value-type="string">
            <text:p>ESP32 which supports both bluetooth and wifi can be used in individual modules to support wireless communication.</text:p>
          </table:table-cell>
          <table:table-cell table:number-columns-repeated="2"/>
        </table:table-row>
        <table:table-row table:style-name="ro7">
          <table:table-cell table:style-name="ce7"/>
          <table:table-cell table:style-name="ce14" office:value-type="string" calcext:value-type="string">
            <text:p>POWER MODULE</text:p>
          </table:table-cell>
          <table:table-cell table:number-columns-repeated="2"/>
        </table:table-row>
        <table:table-row table:style-name="ro4">
          <table:table-cell table:style-name="ce7"/>
          <table:table-cell office:value-type="string" calcext:value-type="string">
            <text:p>All the modules should be connected to additional detachable power module.</text:p>
          </table:table-cell>
          <table:table-cell table:number-columns-repeated="2"/>
        </table:table-row>
        <table:table-row table:style-name="ro4">
          <table:table-cell table:style-name="ce7"/>
          <table:table-cell office:value-type="string" calcext:value-type="string">
            <text:p>The power module should support both electricity and battery as source of power.</text:p>
          </table:table-cell>
          <table:table-cell table:number-columns-repeated="2"/>
        </table:table-row>
        <table:table-row table:style-name="ro4">
          <table:table-cell table:style-name="ce7"/>
          <table:table-cell office:value-type="string" calcext:value-type="string">
            <text:p>Always electricity should be main source of energy and battery should be used as backup source.</text:p>
          </table:table-cell>
          <table:table-cell table:number-columns-repeated="2"/>
        </table:table-row>
        <table:table-row table:style-name="ro3">
          <table:table-cell table:style-name="ce7"/>
          <table:table-cell office:value-type="string" calcext:value-type="string">
            <text:p>The lifetime of battery power source should me considerable.(approx – 1500 hrs)</text:p>
          </table:table-cell>
          <table:table-cell table:style-name="ce6" office:value-type="string" calcext:value-type="string">
            <text:p>battery should be chagable.charging cycle of battery</text:p>
          </table:table-cell>
          <table:table-cell/>
        </table:table-row>
        <table:table-row table:style-name="ro4">
          <table:table-cell table:style-name="ce7"/>
          <table:table-cell office:value-type="string" calcext:value-type="string">
            <text:p>The batteries should be easily repelaceble by customer.</text:p>
          </table:table-cell>
          <table:table-cell office:value-type="string" calcext:value-type="string">
            <text:p>battery should be chagable.charging cycle of battery- battery should automatically recharged and maintain the pow</text:p>
          </table:table-cell>
          <table:table-cell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Actions</text:p>
          </table:table-cell>
          <table:table-cell table:number-columns-repeated="2"/>
        </table:table-row>
        <table:table-row table:style-name="ro2">
          <table:table-cell table:style-name="ce5" office:value-type="float" office:value="3.1" calcext:value-type="float">
            <text:p>3.1</text:p>
          </table:table-cell>
          <table:table-cell table:style-name="ce3" office:value-type="string" calcext:value-type="string">
            <text:p>DETECTION MODULE</text:p>
          </table:table-cell>
          <table:table-cell table:number-columns-repeated="2"/>
        </table:table-row>
        <table:table-row table:style-name="ro2">
          <table:table-cell table:style-name="ce5"/>
          <table:table-cell table:style-name="ce15" office:value-type="string" calcext:value-type="string">
            <text:p>The aim of this module is to detect the presence of unwelcomed guest in survillance area.</text:p>
          </table:table-cell>
          <table:table-cell table:number-columns-repeated="2"/>
        </table:table-row>
        <table:table-row table:style-name="ro4">
          <table:table-cell/>
          <table:table-cell table:style-name="ce12" office:value-type="string" calcext:value-type="string">
            <text:p>Detection module will contain motion sensors of different prefrential hierarchy to detect presence.</text:p>
          </table:table-cell>
          <table:table-cell table:number-columns-repeated="2"/>
        </table:table-row>
        <table:table-row table:style-name="ro4">
          <table:table-cell/>
          <table:table-cell table:style-name="ce12" office:value-type="string" calcext:value-type="string">
            <text:p>Detectiion module will contain wifi controller to transmit the sensor data to Central controller module.</text:p>
          </table:table-cell>
          <table:table-cell table:number-columns-repeated="2"/>
        </table:table-row>
        <table:table-row table:style-name="ro4">
          <table:table-cell/>
          <table:table-cell table:style-name="ce12" office:value-type="string" calcext:value-type="string">
            <text:p>Detection module should be attached with detachable power module.</text:p>
          </table:table-cell>
          <table:table-cell table:number-columns-repeated="2"/>
        </table:table-row>
        <table:table-row table:style-name="ro4">
          <table:table-cell/>
          <table:table-cell table:style-name="ce12" office:value-type="string" calcext:value-type="string">
            <text:p>The motion sensors should be easily detachable from Detection module.</text:p>
          </table:table-cell>
          <table:table-cell table:number-columns-repeated="2"/>
        </table:table-row>
        <table:table-row table:style-name="ro4">
          <table:table-cell/>
          <table:table-cell table:style-name="ce12" office:value-type="string" calcext:value-type="string">
            <text:p>The sensitivity/prefrentiablity of motion sensors should be easily controlled by user.</text:p>
          </table:table-cell>
          <table:table-cell table:number-columns-repeated="2"/>
        </table:table-row>
        <table:table-row table:style-name="ro4">
          <table:table-cell/>
          <table:table-cell table:style-name="ce12" office:value-type="string" calcext:value-type="string">
            <text:p>The working state of motion sensors can be checked from anywhere by user.</text:p>
          </table:table-cell>
          <table:table-cell table:number-columns-repeated="2"/>
        </table:table-row>
        <table:table-row table:style-name="ro3">
          <table:table-cell/>
          <table:table-cell table:style-name="ce12" office:value-type="string" calcext:value-type="string">
            <text:p>The orientation and location/position of motion sensors should be easily adjustable to cover desired area as surviliance.</text:p>
          </table:table-cell>
          <table:table-cell table:number-columns-repeated="2"/>
        </table:table-row>
        <table:table-row table:style-name="ro2">
          <table:table-cell table:style-name="ce7" office:value-type="float" office:value="3.2" calcext:value-type="float">
            <text:p>3.2</text:p>
          </table:table-cell>
          <table:table-cell table:style-name="ce3" office:value-type="string" calcext:value-type="string">
            <text:p>CENTRAL MODULE</text:p>
          </table:table-cell>
          <table:table-cell table:number-columns-repeated="2"/>
        </table:table-row>
        <table:table-row table:style-name="ro8">
          <table:table-cell/>
          <table:table-cell office:value-type="string" calcext:value-type="string">
            <text:p>Based on the output pattern from DETECTION MODULE,central module should differentiate the object in survillience area as intruder or not and further decide the course of action via Camera/Alarm/light/user alert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entral module should always montior user input.Always user request will have highr priority over automatic actions.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entral module should be able to store the pattern of Detection module for future reference.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entral module should able to store images for certain time period.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Raspi with inbulit wifi will be used as central controller.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Central module will contain following sub modules - </text:p>
            <text:p>1. Init module</text:p>
            <text:p>2. Data Processing module</text:p>
            <text:p>3. User Interface module</text:p>
            <text:p>4. Record module</text:p>
          </table:table-cell>
          <table:table-cell table:number-columns-repeated="2"/>
        </table:table-row>
        <table:table-row table:style-name="ro4">
          <table:table-cell/>
          <table:table-cell table:style-name="ce16" office:value-type="string" calcext:value-type="string">
            <text:p>1.Init module</text:p>
          </table:table-cell>
          <table:table-cell table:number-columns-repeated="2"/>
        </table:table-row>
        <table:table-row table:style-name="ro4">
          <table:table-cell/>
          <table:table-cell table:style-name="ce17" office:value-type="string" calcext:value-type="string">
            <text:p>The aim of this module is to start Data Processing module automatically after every reboot of Raspi.</text:p>
          </table:table-cell>
          <table:table-cell table:number-columns-repeated="2"/>
        </table:table-row>
        <table:table-row table:style-name="ro4">
          <table:table-cell/>
          <table:table-cell table:style-name="Default" office:value-type="string" calcext:value-type="string">
            <text:p>After every reboot,Init module will run bash file which will execute main file of Data processing module.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The main file of Data processing module should always first check the status of all devices and update it in database.</text:p>
          </table:table-cell>
          <table:table-cell table:number-columns-repeated="2"/>
        </table:table-row>
        <table:table-row table:style-name="ro4">
          <table:table-cell/>
          <table:table-cell table:style-name="Default" office:value-type="string" calcext:value-type="string">
            <text:p>After every reboot,Init module will run bash file which will execute main file of Data processing module.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Raspi should contains Algorithm to analyze signals from DETECTION MODULE and Django full stack for web interface.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The Section of Raspi containing algorithm to analyze signals will be called as ACTION MODULE.</text:p>
          </table:table-cell>
          <table:table-cell table:number-columns-repeated="2"/>
        </table:table-row>
        <table:table-row table:style-name="ro4">
          <table:table-cell/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2.2.1</text:p>
          </table:table-cell>
          <table:table-cell table:style-name="Default" office:value-type="string" calcext:value-type="string">
            <text:p>Course of actions in Raspi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TION MODULE should differentiate the output of DETECTION MODULE as OBJECT and INTRUDER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On confirmation of INTRUDER,ACTION MODULE should perform following actions -</text:p>
          </table:table-cell>
          <table:table-cell table:number-columns-repeated="2"/>
        </table:table-row>
        <table:table-row table:style-name="ro4">
          <table:table-cell/>
          <table:table-cell table:style-name="Default" office:value-type="string" calcext:value-type="string">
            <text:p>1.Alert client 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2.Activate camera and capture images for time T_IMG_CAPTUR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3.if no response from customer for T_CUST_ACK time after Intruder detection and intruder is still in the coverage,then activate low frequency alarm and switch ON the lights for T_LOW_ALARM time.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4.The Alarm level should notch up to medium range if T_LOW_ALARM time is over and intruder is still in coverage and there is no response from customer.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The mid frequecy alarm mentioned in above case should continue for T_MID_ALARM time.</text:p>
          </table:table-cell>
          <table:table-cell table:number-columns-repeated="2"/>
        </table:table-row>
        <table:table-row table:style-name="ro4">
          <table:table-cell/>
          <table:table-cell table:style-name="Default" office:value-type="string" calcext:value-type="string">
            <text:p>The lights should be ON throughout the span of both alarms.</text:p>
          </table:table-cell>
          <table:table-cell table:number-columns-repeated="2"/>
        </table:table-row>
        <table:table-row table:style-name="ro4">
          <table:table-cell/>
          <table:table-cell table:style-name="Default" office:value-type="string" calcext:value-type="string">
            <text:p>Always the customer request should preference than automatic actions.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LARM module as well as CAMERA module can also work as standalone unit.(i.e. can be directly controlled from customer)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2.2.1.1</text:p>
          </table:table-cell>
          <table:table-cell table:style-name="Default" office:value-type="string" calcext:value-type="string">
            <text:p>ALERT CLIENT</text:p>
          </table:table-cell>
          <table:table-cell table:number-columns-repeated="2"/>
        </table:table-row>
        <table:table-row table:style-name="ro4">
          <table:table-cell/>
          <table:table-cell table:style-name="Default" office:value-type="string" calcext:value-type="string">
            <text:p>Customer will receive the alert message via internet.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ustomer can provide alternate number for receiving alert message via internet.</text:p>
          </table:table-cell>
          <table:table-cell table:number-columns-repeated="2"/>
        </table:table-row>
        <table:table-row table:style-name="ro4">
          <table:table-cell/>
          <table:table-cell table:style-name="Default" office:value-type="string" calcext:value-type="string">
            <text:p>GSM options for future reference.</text:p>
          </table:table-cell>
          <table:table-cell table:number-columns-repeated="2"/>
        </table:table-row>
        <table:table-row table:style-name="ro4">
          <table:table-cell/>
          <table:table-cell table:style-name="ce12" office:value-type="string" calcext:value-type="string">
            <text:p>The functionality of Key enablers of this project can be checked from any where by user.</text:p>
          </table:table-cell>
          <table:table-cell table:number-columns-repeated="2"/>
        </table:table-row>
        <table:table-row table:style-name="ro4">
          <table:table-cell/>
          <table:table-cell table:style-name="ce12" office:value-type="string" calcext:value-type="string">
            <text:p>Intimation to the user with image/video feed at his will.The Image/video can be retrieved in future.</text:p>
          </table:table-cell>
          <table:table-cell table:number-columns-repeated="2"/>
        </table:table-row>
        <table:table-row table:style-name="ro4">
          <table:table-cell/>
          <table:table-cell table:style-name="Default"/>
          <table:table-cell table:number-columns-repeated="2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13" office:value-type="string" calcext:value-type="string">
            <text:p>Hardware - </text:p>
          </table:table-cell>
          <table:table-cell table:number-columns-repeated="2"/>
        </table:table-row>
        <table:table-row table:style-name="ro2">
          <table:table-cell/>
          <table:table-cell table:style-name="ce13" office:value-type="string" calcext:value-type="string">
            <text:p>1. Motion sensor <text:s/>- PIR,AIR</text:p>
          </table:table-cell>
          <table:table-cell table:number-columns-repeated="2"/>
        </table:table-row>
        <table:table-row table:style-name="ro2">
          <table:table-cell/>
          <table:table-cell table:style-name="ce13" office:value-type="string" calcext:value-type="string">
            <text:p>2. Camera module</text:p>
          </table:table-cell>
          <table:table-cell table:number-columns-repeated="2"/>
        </table:table-row>
        <table:table-row table:style-name="ro2">
          <table:table-cell/>
          <table:table-cell table:style-name="ce13" office:value-type="string" calcext:value-type="string">
            <text:p>3. Magnetic door sensor</text:p>
          </table:table-cell>
          <table:table-cell table:number-columns-repeated="2"/>
        </table:table-row>
        <table:table-row table:style-name="ro2">
          <table:table-cell/>
          <table:table-cell table:style-name="ce13" office:value-type="string" calcext:value-type="string">
            <text:p>4. Raspi</text:p>
          </table:table-cell>
          <table:table-cell table:number-columns-repeated="2"/>
        </table:table-row>
        <table:table-row table:style-name="ro2">
          <table:table-cell/>
          <table:table-cell table:style-name="ce13" office:value-type="string" calcext:value-type="string">
            <text:p>5. Alarm</text:p>
          </table:table-cell>
          <table:table-cell table:number-columns-repeated="2"/>
        </table:table-row>
        <table:table-row table:style-name="ro2">
          <table:table-cell/>
          <table:table-cell table:style-name="ce13" office:value-type="string" calcext:value-type="string">
            <text:p>6. Light control/Relay</text:p>
          </table:table-cell>
          <table:table-cell table:number-columns-repeated="2"/>
        </table:table-row>
        <table:table-row table:style-name="ro2">
          <table:table-cell/>
          <table:table-cell table:style-name="ce13"/>
          <table:table-cell table:number-columns-repeated="2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Software - </text:p>
          </table:table-cell>
          <table:table-cell table:number-columns-repeated="2"/>
        </table:table-row>
        <table:table-row table:style-name="ro2">
          <table:table-cell/>
          <table:table-cell table:style-name="ce13" office:value-type="string" calcext:value-type="string">
            <text:p>1. Python</text:p>
          </table:table-cell>
          <table:table-cell table:number-columns-repeated="2"/>
        </table:table-row>
        <table:table-row table:style-name="ro2">
          <table:table-cell/>
          <table:table-cell table:style-name="ce13" office:value-type="string" calcext:value-type="string">
            <text:p>2. Django</text:p>
          </table:table-cell>
          <table:table-cell table:number-columns-repeated="2"/>
        </table:table-row>
        <table:table-row table:style-name="ro2">
          <table:table-cell/>
          <table:table-cell table:style-name="ce13" office:value-type="string" calcext:value-type="string">
            <text:p>3. HTML</text:p>
          </table:table-cell>
          <table:table-cell table:number-columns-repeated="2"/>
        </table:table-row>
      </table:table>
      <table:table table:name="Reboot_sequence" table:style-name="ta1">
        <table:shapes>
          <draw:custom-shape draw:z-index="0" draw:style-name="gr1" draw:text-style-name="P1" svg:width="3.249cm" svg:height="3.249cm" svg:x="1.101cm" svg:y="4.516cm">
            <text:p text:style-name="P1">REBOO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2" draw:text-style-name="P1" svg:width="13.74cm" svg:height="5.178cm" svg:x="10.49cm" svg:y="3.774cm">
            <text:p text:style-name="P1">Batch file <text:s/>at end of booting should execute main.py in ACTION MODUL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3" draw:text-style-name="P2" svg:width="5.342cm" svg:height="0.478cm" svg:x="4.598cm" svg:y="5.92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3" draw:text-style-name="P2" svg:width="5.342cm" svg:height="0.478cm" svg:x="25.001cm" svg:y="6.00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style-name="gr4" draw:text-style-name="P1" svg:width="16.383cm" svg:height="5.178cm" svg:x="31.168cm" svg:y="3.692cm">
            <text:p text:style-name="P1">ACTION MODULE </text:p>
            <text:p text:style-name="P1">. -&gt;Main.py should update the staus of all ENABLERS in database.</text:p>
            <text:p text:style-name="P1">-&gt;Main.py should start Django SERVE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4" table:number-columns-repeated="28" table:default-cell-style-name="ce19"/>
        <table:table-row table:style-name="ro4" table:number-rows-repeated="49">
          <table:table-cell table:number-columns-repeated="28"/>
        </table:table-row>
        <table:table-row table:style-name="ro4">
          <table:table-cell table:number-columns-repeated="28"/>
        </table:table-row>
      </table:table>
      <table:table table:name="Parameters" table:style-name="ta1">
        <table:table-column table:style-name="co4" table:default-cell-style-name="Default"/>
        <table:table-row table:style-name="ro4">
          <table:table-cell office:value-type="string" calcext:value-type="string">
            <text:p>T_IMG_CAPTURE</text:p>
          </table:table-cell>
        </table:table-row>
        <table:table-row table:style-name="ro4">
          <table:table-cell office:value-type="string" calcext:value-type="string">
            <text:p>T_CUST_ACK</text:p>
          </table:table-cell>
        </table:table-row>
      </table:table>
      <table:table table:name="Central_module_state_daigram" table:style-name="ta1">
        <table:shapes>
          <draw:custom-shape draw:z-index="0" draw:style-name="gr5" draw:text-style-name="P1" svg:width="22.357cm" svg:height="3.56cm" svg:x="0.192cm" svg:y="4.062cm">
            <text:p text:style-name="P1">ENABL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1" draw:style-name="gr6" draw:text-style-name="P1" svg:width="3.331cm" svg:height="0.957cm" svg:x="5.287cm" svg:y="0.876cm">
            <text:p text:style-name="P1">INI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5" draw:text-style-name="P1" svg:width="22.357cm" svg:height="3.56cm" svg:x="0cm" svg:y="10.411cm">
            <text:p text:style-name="P1">CONTROL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3" draw:style-name="gr7" draw:text-style-name="P1" svg:width="6.745cm" svg:height="3.56cm" svg:x="27.012cm" svg:y="3.56cm">
            <text:p text:style-name="P1">DATA PROCESSIG MODUL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4" draw:style-name="gr8" draw:text-style-name="P1" svg:width="6.829cm" svg:height="3.56cm" svg:x="27.066cm" svg:y="14.05cm">
            <text:p text:style-name="P1">USER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5" draw:style-name="gr9" draw:text-style-name="P1" svg:width="8.563cm" svg:height="3.56cm" svg:x="36.097cm" svg:y="8.528cm">
            <text:p text:style-name="P1">DATABAS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6" draw:style-name="gr10" draw:text-style-name="P1" svg:width="6.775cm" svg:height="3.56cm" svg:x="27.12cm" svg:y="8.551cm">
            <text:p text:style-name="P1">USER INTERFACE MODULE</text:p>
            <draw:enhanced-geometry svg:viewBox="0 0 21600 21600" draw:glue-points="10800 0 0 10800 10800 21600 21600 10800" draw:type="flowchart-process" draw:enhanced-path="M 0 0 L 21600 0 21600 21600 0 21600 0 0 Z N"/>
          </draw:custom-shape>
        </table:shapes>
        <table:table-column table:style-name="co4" table:default-cell-style-name="Default"/>
        <table:table-row table:style-name="ro4">
          <table:table-cell/>
        </table:table-row>
      </table:table>
      <table:table table:name="Overview" table:style-name="ta1">
        <table:shapes>
          <draw:g draw:z-index="0">
            <draw:custom-shape draw:style-name="gr11" draw:text-style-name="P2" svg:width="5.782cm" svg:height="0.504cm" svg:x="9.142cm" svg:y="4.728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2" draw:text-style-name="P2" svg:width="5.507cm" svg:height="0.318cm" svg:x="8.976cm" svg:y="5.712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 draw:z-index="1">
            <draw:custom-shape draw:style-name="gr13" draw:text-style-name="P2" svg:width="0.66cm" svg:height="1.62cm" svg:x="18.062cm" svg:y="8.5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14" draw:text-style-name="P2" svg:width="0.358cm" svg:height="1.567cm" svg:x="19.328cm" svg:y="8.553cm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draw:g>
          <draw:g draw:z-index="2">
            <draw:g>
              <draw:custom-shape draw:style-name="gr15" draw:text-style-name="P1" svg:width="6.883cm" svg:height="5.524cm" svg:x="16.218cm" svg:y="1.248cm">
                <text:p text:style-name="P1">CENTRAL MODULE</text:p>
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ustom-shape draw:style-name="gr16" draw:text-style-name="P1" svg:width="5.314cm" svg:height="0.531cm" svg:x="16.216cm" svg:y="6.668cm">
                <text:p text:style-name="P1">POWER MODULE</text:p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</draw:g>
            <draw:custom-shape draw:style-name="gr17" draw:text-style-name="P1" svg:width="2.313cm" svg:height="2.313cm" svg:x="18.034cm" svg:y="1.301cm">
              <text:p text:style-name="P1">RasPi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z-index="3">
            <draw:custom-shape draw:style-name="gr15" draw:text-style-name="P1" svg:width="6.883cm" svg:height="5.524cm" svg:x="29.077cm" svg:y="2.02cm">
              <text:p text:style-name="P1">USER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7" draw:text-style-name="P1" svg:width="2.313cm" svg:height="2.313cm" svg:x="30.702cm" svg:y="2.126cm">
              <text:p text:style-name="P1">WebApp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z-index="4">
            <draw:custom-shape draw:style-name="gr18" draw:text-style-name="P1" svg:width="6.883cm" svg:height="1.969cm" svg:x="1.625cm" svg:y="2.058cm">
              <text:p text:style-name="P1">DETECTION MODULE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19" draw:text-style-name="P1" svg:width="5.176cm" svg:height="0.188cm" svg:x="1.68cm" svg:y="3.97cm">
              <text:p text:style-name="P1">POWER MODULE</text:p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0" draw:text-style-name="P1" svg:width="2.313cm" svg:height="0.825cm" svg:x="2.45cm" svg:y="0.523cm">
              <text:p text:style-name="P1">Motion</text:p>
              <text:p text:style-name="P1">Sensor 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1" svg:width="2.313cm" svg:height="0.825cm" svg:x="3.912cm" svg:y="2.085cm">
              <text:p text:style-name="P1">Wifi</text:p>
              <text:p text:style-name="P1">controller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1" svg:width="2.313cm" svg:height="0.824cm" svg:x="5.316cm" svg:y="0.505cm">
              <text:p text:style-name="P1">Motion</text:p>
              <text:p text:style-name="P1">Sensor 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2" svg:width="1.788cm" svg:height="0.483cm" svg:x="4.434cm" svg:y="1.508cm">
              <text:p/>
              <draw:enhanced-geometry svg:viewBox="0 0 787 799" draw:mirror-horizontal="true" draw:type="non-primitive" draw:enhanced-path="M 439 12 L 535 102 391 246 252 108 349 12 0 0 12 348 108 258 282 433 282 799 511 799 511 427 685 252 781 348 787 0 439 12 Z N"/>
            </draw:custom-shape>
            <draw:custom-shape draw:style-name="gr23" draw:text-style-name="P2" svg:width="0.66cm" svg:height="0.577cm" svg:x="4.187cm" svg:y="4.235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21" draw:text-style-name="P1" svg:width="2.313cm" svg:height="0.824cm" svg:x="3.388cm" svg:y="4.888cm">
              <text:p text:style-name="P1"><text:s/>Camera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z-index="5" draw:style-name="gr24" draw:text-style-name="P2" svg:width="7.628cm" svg:height="5.314cm" svg:x="40.283cm" svg:y="15.831cm">
            <text:p text:style-name="P2">Additional sensor in Detection module - </text:p>
            <text:p text:style-name="P2">.Magnetic Door sensor</text:p>
            <text:p text:style-name="P2">.Pressure sensor</text:p>
            <text:p text:style-name="P2"/>
            <text:p text:style-name="P2">Additonal interface in Central module</text:p>
            <text:p text:style-name="P2">GSM</text:p>
            <draw:enhanced-geometry svg:viewBox="0 0 21600 21600" draw:type="rectangle" draw:enhanced-path="M 0 0 L 21600 0 21600 21600 0 21600 0 0 Z N"/>
          </draw:custom-shape>
          <draw:g draw:z-index="6">
            <draw:custom-shape draw:style-name="gr11" draw:text-style-name="P2" svg:width="5.782cm" svg:height="0.504cm" svg:x="22.305cm" svg:y="7.014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5" draw:text-style-name="P2" svg:width="5.672cm" svg:height="0.319cm" svg:x="22.275cm" svg:y="5.606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1" draw:text-style-name="P2" svg:width="5.782cm" svg:height="0.504cm" svg:x="22.606cm" svg:y="3.72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 draw:z-index="7">
            <draw:g>
              <draw:g>
                <draw:g>
                  <draw:custom-shape draw:style-name="gr15" draw:text-style-name="P1" svg:width="6.883cm" svg:height="5.524cm" svg:x="15.713cm" svg:y="10.73cm">
                    <text:p text:style-name="P1">ALERT MODULE</text:p>
    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    <draw:equation draw:name="f0" draw:formula="$0 "/>
                      <draw:equation draw:name="f1" draw:formula="21600-$0 "/>
                      <draw:equation draw:name="f2" draw:formula="$0 *10/24"/>
                      <draw:equation draw:name="f3" draw:formula="?f2 +1750"/>
                      <draw:equation draw:name="f4" draw:formula="21600-?f3 "/>
                      <draw:equation draw:name="f5" draw:formula="?f0 /2"/>
                      <draw:equation draw:name="f6" draw:formula="10800+?f5 "/>
                      <draw:equation draw:name="f7" draw:formula="?f0 -10800"/>
                      <draw:equation draw:name="f8" draw:formula="if(?f7 ,?f13 ,0)"/>
                      <draw:equation draw:name="f9" draw:formula="10800-?f5 "/>
                      <draw:equation draw:name="f10" draw:formula="if(?f7 ,?f12 ,21600)"/>
                      <draw:equation draw:name="f11" draw:formula="21600-?f5 "/>
                      <draw:equation draw:name="f12" draw:formula="21600*10800/?f0 "/>
                      <draw:equation draw:name="f13" draw:formula="21600-?f12 "/>
                      <draw:handle draw:handle-position="$0 top" draw:handle-range-x-minimum="0" draw:handle-range-x-maximum="21600"/>
                    </draw:enhanced-geometry>
                  </draw:custom-shape>
                  <draw:custom-shape draw:style-name="gr26" draw:text-style-name="P1" svg:width="5.176cm" svg:height="0.531cm" svg:x="15.641cm" svg:y="16.255cm">
                    <text:p text:style-name="P1">POWER MODULE</text:p>
    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    <draw:equation draw:name="f0" draw:formula="$0 *2/4"/>
                      <draw:equation draw:name="f1" draw:formula="?f0 *6/11"/>
                      <draw:equation draw:name="f2" draw:formula="?f0 -?f1 "/>
                      <draw:equation draw:name="f3" draw:formula="21600-?f0 "/>
                      <draw:equation draw:name="f4" draw:formula="?f3 +?f1 "/>
                      <draw:equation draw:name="f5" draw:formula="?f0 +?f1 "/>
                      <draw:equation draw:name="f6" draw:formula="$0 *2/2"/>
                      <draw:equation draw:name="f7" draw:formula="44"/>
                      <draw:handle draw:handle-position="?f7 $0" draw:handle-range-y-minimum="0" draw:handle-range-y-maximum="10800"/>
                    </draw:enhanced-geometry>
                  </draw:custom-shape>
                </draw:g>
                <draw:custom-shape draw:style-name="gr17" draw:text-style-name="P1" svg:width="2.313cm" svg:height="2.313cm" svg:x="26.352cm" svg:y="10.758cm">
                  <text:p text:style-name="P1">Alarm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17" draw:text-style-name="P1" svg:width="2.313cm" svg:height="2.313cm" svg:x="22.911cm" svg:y="10.864cm">
                  <text:p text:style-name="P1">Light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  <draw:custom-shape draw:style-name="gr27" draw:text-style-name="P2" svg:width="2.946cm" svg:height="0.718cm" svg:x="21.835cm" svg:y="14.368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28" draw:text-style-name="P2" svg:width="1.788cm" svg:height="1.354cm" svg:x="25.085cm" svg:y="13.467cm">
                <text:p/>
                <draw:enhanced-geometry svg:viewBox="0 0 787 799" draw:mirror-horizontal="true" draw:type="non-primitive" draw:enhanced-path="M 439 12 L 535 102 391 246 252 108 349 12 0 0 12 348 108 258 282 433 282 799 511 799 511 427 685 252 781 348 787 0 439 12 Z N"/>
              </draw:custom-shape>
            </draw:g>
            <draw:g>
              <draw:custom-shape draw:style-name="gr29" draw:text-style-name="P2" svg:width="0.497cm" svg:height="1.806cm" svg:x="18.392cm" svg:y="14.373cm">
                <text:p/>
                <draw:enhanced-geometry svg:viewBox="0 0 21600 21600" draw:mirror-vertical="true" draw:text-areas="0 ?f0 ?f5 ?f2" draw:type="right-arrow" draw:modifiers="16200 5400" draw:enhanced-path="M 0 ?f0 L ?f1 ?f0 ?f1 0 21600 10800 ?f1 21600 ?f1 ?f2 0 ?f2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0 $1" draw:handle-range-x-minimum="0" draw:handle-range-x-maximum="21600" draw:handle-range-y-minimum="0" draw:handle-range-y-maximum="10800"/>
                </draw:enhanced-geometry>
              </draw:custom-shape>
              <draw:custom-shape draw:style-name="gr30" draw:text-style-name="P1" svg:width="2.009cm" svg:height="1.724cm" svg:x="16.109cm" svg:y="14.187cm">
                <text:p text:style-name="P1">Wifi</text:p>
                <text:p text:style-name="P1">controller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31" draw:text-style-name="P1" svg:width="1.788cm" svg:height="2.313cm" svg:x="19.247cm" svg:y="13.945cm">
                <text:p text:style-name="P1">Relay</text:p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g draw:z-index="8">
            <draw:custom-shape draw:style-name="gr32" draw:text-style-name="P1" svg:width="6.883cm" svg:height="2.109cm" svg:x="0.937cm" svg:y="8.331cm">
              <text:p text:style-name="P1">DETECTION MODULE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33" draw:text-style-name="P1" svg:width="5.176cm" svg:height="0.202cm" svg:x="0.992cm" svg:y="10.379cm">
              <text:p text:style-name="P1">POWER MODULE</text:p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4" draw:text-style-name="P1" svg:width="2.313cm" svg:height="0.883cm" svg:x="1.762cm" svg:y="6.687cm">
              <text:p text:style-name="P1">Motion</text:p>
              <text:p text:style-name="P1">Sensor 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1" svg:width="2.313cm" svg:height="0.884cm" svg:x="3.224cm" svg:y="8.36cm">
              <text:p text:style-name="P1">Wifi</text:p>
              <text:p text:style-name="P1">controller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1" svg:width="2.313cm" svg:height="0.883cm" svg:x="4.628cm" svg:y="6.667cm">
              <text:p text:style-name="P1">Motion</text:p>
              <text:p text:style-name="P1">Sensor 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6" draw:text-style-name="P2" svg:width="1.788cm" svg:height="0.516cm" svg:x="3.746cm" svg:y="7.742cm">
              <text:p/>
              <draw:enhanced-geometry svg:viewBox="0 0 787 799" draw:mirror-horizontal="true" draw:type="non-primitive" draw:enhanced-path="M 439 12 L 535 102 391 246 252 108 349 12 0 0 12 348 108 258 282 433 282 799 511 799 511 427 685 252 781 348 787 0 439 12 Z N"/>
            </draw:custom-shape>
            <draw:custom-shape draw:style-name="gr37" draw:text-style-name="P2" svg:width="0.66cm" svg:height="0.618cm" svg:x="3.499cm" svg:y="10.662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34" draw:text-style-name="P1" svg:width="2.313cm" svg:height="0.883cm" svg:x="2.7cm" svg:y="11.362cm">
              <text:p text:style-name="P1"><text:s/>Camera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z-index="9">
            <draw:custom-shape draw:style-name="gr32" draw:text-style-name="P1" svg:width="6.883cm" svg:height="2.109cm" svg:x="0.525cm" svg:y="15.369cm">
              <text:p text:style-name="P1">DETECTION MODULE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33" draw:text-style-name="P1" svg:width="5.176cm" svg:height="0.202cm" svg:x="0.58cm" svg:y="17.417cm">
              <text:p text:style-name="P1">POWER MODULE</text:p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4" draw:text-style-name="P1" svg:width="2.313cm" svg:height="0.883cm" svg:x="1.35cm" svg:y="13.725cm">
              <text:p text:style-name="P1">Motion</text:p>
              <text:p text:style-name="P1">Sensor 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1" svg:width="2.313cm" svg:height="0.884cm" svg:x="2.812cm" svg:y="15.398cm">
              <text:p text:style-name="P1">Wifi</text:p>
              <text:p text:style-name="P1">controller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1" svg:width="2.313cm" svg:height="0.883cm" svg:x="4.216cm" svg:y="13.705cm">
              <text:p text:style-name="P1">Motion</text:p>
              <text:p text:style-name="P1">Sensor 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6" draw:text-style-name="P2" svg:width="1.788cm" svg:height="0.516cm" svg:x="3.334cm" svg:y="14.78cm">
              <text:p/>
              <draw:enhanced-geometry svg:viewBox="0 0 787 799" draw:mirror-horizontal="true" draw:type="non-primitive" draw:enhanced-path="M 439 12 L 535 102 391 246 252 108 349 12 0 0 12 348 108 258 282 433 282 799 511 799 511 427 685 252 781 348 787 0 439 12 Z N"/>
            </draw:custom-shape>
            <draw:custom-shape draw:style-name="gr37" draw:text-style-name="P2" svg:width="0.66cm" svg:height="0.618cm" svg:x="3.087cm" svg:y="17.7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34" draw:text-style-name="P1" svg:width="2.313cm" svg:height="0.883cm" svg:x="2.288cm" svg:y="18.4cm">
              <text:p text:style-name="P1"><text:s/>Camera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table:shapes>
        <table:table-column table:style-name="co4" table:number-columns-repeated="42" table:default-cell-style-name="ce19"/>
        <table:table-row table:style-name="ro4" table:number-rows-repeated="7">
          <table:table-cell table:number-columns-repeated="42"/>
        </table:table-row>
        <table:table-row table:style-name="ro4">
          <table:table-cell table:number-columns-repeated="10"/>
          <table:table-cell office:value-type="string" calcext:value-type="string">
            <text:p>Automatic user alert</text:p>
          </table:table-cell>
          <table:table-cell table:number-columns-repeated="31"/>
        </table:table-row>
        <table:table-row table:style-name="ro4" table:number-rows-repeated="3">
          <table:table-cell table:number-columns-repeated="42"/>
        </table:table-row>
        <table:table-row table:style-name="ro4">
          <table:table-cell table:number-columns-repeated="10"/>
          <table:table-cell office:value-type="string" calcext:value-type="string">
            <text:p>User request</text:p>
          </table:table-cell>
          <table:table-cell table:number-columns-repeated="31"/>
        </table:table-row>
        <table:table-row table:style-name="ro4" table:number-rows-repeated="2">
          <table:table-cell table:number-columns-repeated="42"/>
        </table:table-row>
        <table:table-row table:style-name="ro4">
          <table:table-cell table:number-columns-repeated="10"/>
          <table:table-cell office:value-type="string" calcext:value-type="string">
            <text:p>Response to user request</text:p>
          </table:table-cell>
          <table:table-cell table:number-columns-repeated="31"/>
        </table:table-row>
        <table:table-row table:style-name="ro4" table:number-rows-repeated="115">
          <table:table-cell table:number-columns-repeated="42"/>
        </table:table-row>
        <table:table-row table:style-name="ro4" table:number-rows-repeated="31">
          <table:table-cell table:style-name="ce20" table:number-columns-repeated="32"/>
          <table:table-cell table:style-name="Default" table:number-columns-repeated="10"/>
        </table:table-row>
        <table:table-row table:style-name="ro4">
          <table:table-cell table:style-name="ce20" table:number-columns-repeated="32"/>
          <table:table-cell table:style-name="Default" table:number-columns-repeated="10"/>
        </table:table-row>
      </table:table>
      <table:table table:name="Battery_module" table:style-name="ta1">
        <table:shapes>
          <draw:custom-shape draw:z-index="0" draw:style-name="gr38" draw:text-style-name="P2" svg:width="2.561cm" svg:height="1.806cm" svg:x="3.331cm" svg:y="2.072cm">
            <text:p text:style-name="P2">Power supply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1" draw:style-name="gr38" draw:text-style-name="P2" svg:width="2.561cm" svg:height="1.806cm" svg:x="11.316cm" svg:y="4.781cm">
            <text:p text:style-name="P2">Battery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2" draw:style-name="gr38" draw:text-style-name="P2" svg:width="2.561cm" svg:height="1.806cm" svg:x="16.52cm" svg:y="1.435cm">
            <text:p text:style-name="P2">Modul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z-index="3" draw:style-name="gr39" draw:text-style-name="P2" svg:x1="12.996cm" svg:y1="5.312cm" svg:x2="16.41cm" svg:y2="3.214cm">
            <text:p/>
          </draw:line>
          <draw:custom-shape draw:z-index="4" draw:style-name="gr38" draw:text-style-name="P2" svg:width="2.561cm" svg:height="1.806cm" svg:x="3.331cm" svg:y="4.197cm">
            <text:p text:style-name="P2">Battery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5" draw:style-name="gr38" draw:text-style-name="P2" svg:width="2.561cm" svg:height="1.806cm" svg:x="2.752cm" svg:y="8.474cm">
            <text:p text:style-name="P2">Power supply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6" draw:style-name="gr38" draw:text-style-name="P2" svg:width="2.561cm" svg:height="1.806cm" svg:x="7.296cm" svg:y="12.007cm">
            <text:p text:style-name="P2">Battery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7" draw:style-name="gr38" draw:text-style-name="P2" svg:width="2.561cm" svg:height="1.806cm" svg:x="11.371cm" svg:y="8.368cm">
            <text:p text:style-name="P2">Modul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z-index="8" draw:style-name="gr39" draw:text-style-name="P2" svg:x1="8.728cm" svg:y1="11.846cm" svg:x2="11.592cm" svg:y2="9.059cm">
            <text:p/>
          </draw:line>
          <draw:line draw:z-index="9" draw:style-name="gr39" draw:text-style-name="P2" svg:x1="5.369cm" svg:y1="11.05cm" svg:x2="5.369cm" svg:y2="9.429cm">
            <text:p/>
          </draw:line>
          <draw:custom-shape draw:z-index="10" draw:style-name="gr38" draw:text-style-name="P2" svg:width="2.561cm" svg:height="1.806cm" svg:x="4.047cm" svg:y="11.131cm">
            <text:p text:style-name="P2">Controller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z-index="11" draw:style-name="gr39" draw:text-style-name="P2" svg:x1="7.627cm" svg:y1="11.873cm" svg:x2="6.663cm" svg:y2="11.793cm">
            <text:p/>
          </draw:line>
          <draw:g draw:z-index="12">
            <draw:custom-shape draw:style-name="gr40" draw:text-style-name="P1" svg:width="2.946cm" svg:height="2.511cm" svg:x="16.506cm" svg:y="15.795cm">
              <text:p text:style-name="P1">DETECTION MODULE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41" draw:text-style-name="P1" svg:width="2.215cm" svg:height="0.241cm" svg:x="16.53cm" svg:y="18.234cm">
              <text:p text:style-name="P1">POWER MODULE</text:p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42" draw:text-style-name="P1" svg:width="0.99cm" svg:height="1.051cm" svg:x="16.859cm" svg:y="13.837cm">
              <text:p text:style-name="P1">Motion</text:p>
              <text:p text:style-name="P1">Sensor 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" draw:text-style-name="P1" svg:width="0.99cm" svg:height="1.052cm" svg:x="17.485cm" svg:y="15.83cm">
              <text:p text:style-name="P1">Wifi</text:p>
              <text:p text:style-name="P1">controller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" draw:text-style-name="P1" svg:width="0.99cm" svg:height="1.052cm" svg:x="18.086cm" svg:y="13.813cm">
              <text:p text:style-name="P1">Motion</text:p>
              <text:p text:style-name="P1">Sensor 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" draw:text-style-name="P2" svg:width="0.766cm" svg:height="0.616cm" svg:x="17.708cm" svg:y="15.093cm">
              <text:p/>
              <draw:enhanced-geometry svg:viewBox="0 0 787 799" draw:mirror-horizontal="true" draw:type="non-primitive" draw:enhanced-path="M 439 12 L 535 102 391 246 252 108 349 12 0 0 12 348 108 258 282 433 282 799 511 799 511 427 685 252 781 348 787 0 439 12 Z N"/>
            </draw:custom-shape>
            <draw:custom-shape draw:style-name="gr45" draw:text-style-name="P2" svg:width="0.282cm" svg:height="0.737cm" svg:x="17.603cm" svg:y="18.571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43" draw:text-style-name="P1" svg:width="0.99cm" svg:height="1.052cm" svg:x="17.261cm" svg:y="19.405cm">
              <text:p text:style-name="P1"><text:s/>Camera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z-index="13" draw:style-name="gr46" draw:text-style-name="P2" svg:width="10.821cm" svg:height="6.534cm" svg:x="27.754cm" svg:y="5.419cm">
            <text:p text:style-name="P2">Controller(Camera module)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14" draw:style-name="gr38" draw:text-style-name="P2" svg:width="2.561cm" svg:height="1.806cm" svg:x="34.416cm" svg:y="9.536cm">
            <text:p text:style-name="P2">Battery Controller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15" draw:style-name="gr38" draw:text-style-name="P2" svg:width="2.561cm" svg:height="1.806cm" svg:x="22.346cm" svg:y="12.352cm">
            <text:p text:style-name="P2">AC 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16" draw:style-name="gr38" draw:text-style-name="P2" svg:width="2.561cm" svg:height="1.806cm" svg:x="29.77cm" svg:y="13.045cm">
            <text:p text:style-name="P2">AC2DC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z-index="17" draw:style-name="gr39" draw:text-style-name="P2" svg:x1="24.937cm" svg:y1="13.467cm" svg:x2="29.466cm" svg:y2="13.68cm">
            <text:p/>
          </draw:line>
          <draw:custom-shape draw:z-index="18" draw:style-name="gr38" draw:text-style-name="P2" svg:width="2.561cm" svg:height="1.806cm" svg:x="36.124cm" svg:y="13.282cm">
            <text:p text:style-name="P2">Battery(lithium ion)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z-index="19" draw:style-name="gr39" draw:text-style-name="P2" svg:x1="37.804cm" svg:y1="13.148cm" svg:x2="36.431cm" svg:y2="11.342cm">
            <text:p/>
          </draw:line>
          <draw:line draw:z-index="20" draw:style-name="gr39" draw:text-style-name="P2" svg:x1="34.321cm" svg:y1="10.97cm" svg:x2="31.196cm" svg:y2="13.042cm">
            <text:p/>
          </draw:line>
          <draw:custom-shape draw:z-index="21" draw:style-name="gr38" draw:text-style-name="P2" svg:width="2.561cm" svg:height="1.806cm" svg:x="29.175cm" svg:y="6.215cm">
            <text:p text:style-name="P2">ESP32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z-index="22" draw:style-name="gr39" draw:text-style-name="P2" svg:x1="29.914cm" svg:y1="4.809cm" svg:x2="29.996cm" svg:y2="6.111cm">
            <text:p/>
          </draw:line>
          <draw:custom-shape draw:z-index="23" draw:style-name="gr38" draw:text-style-name="P2" svg:width="2.561cm" svg:height="1.806cm" svg:x="28.344cm" svg:y="3.08cm">
            <text:p text:style-name="P2">Motion sensor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z-index="24" draw:style-name="gr38" draw:text-style-name="P2" svg:width="2.561cm" svg:height="1.806cm" svg:x="25.106cm" svg:y="3.613cm">
            <text:p text:style-name="P2">Motion sensor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z-index="25" draw:style-name="gr39" draw:text-style-name="P2" svg:x1="25.105cm" svg:y1="3.613cm" svg:x2="25.187cm" svg:y2="4.915cm">
            <text:p/>
          </draw:line>
          <draw:line draw:z-index="26" draw:style-name="gr39" draw:text-style-name="P2" svg:x1="26.649cm" svg:y1="5.206cm" svg:x2="29.091cm" svg:y2="7.305cm">
            <text:p/>
          </draw:line>
          <draw:line draw:z-index="27" draw:style-name="gr39" draw:text-style-name="P2" svg:x1="30.765cm" svg:y1="8.076cm" svg:x2="34.276cm" svg:y2="9.775cm">
            <text:p/>
          </draw:line>
          <draw:custom-shape draw:z-index="28" draw:style-name="gr47" draw:text-style-name="P2" svg:width="3.436cm" svg:height="1.806cm" svg:x="34.051cm" svg:y="6.055cm">
            <text:p text:style-name="P2">Camera interfac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z-index="29" draw:style-name="gr39" draw:text-style-name="P2" svg:x1="6.75cm" svg:y1="11.741cm" svg:x2="6.832cm" svg:y2="13.043cm">
            <text:p/>
          </draw:line>
          <draw:line draw:z-index="30" draw:style-name="gr39" draw:text-style-name="P2" svg:x1="31.945cm" svg:y1="6.773cm" svg:x2="33.892cm" svg:y2="6.826cm">
            <text:p/>
          </draw:line>
          <draw:custom-shape draw:z-index="31" draw:style-name="gr38" draw:text-style-name="P2" svg:width="2.561cm" svg:height="1.806cm" svg:x="34.49cm" svg:y="2.099cm">
            <text:p text:style-name="P2">Camera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z-index="32" draw:style-name="gr39" draw:text-style-name="P2" svg:x1="35.54cm" svg:y1="4.091cm" svg:x2="35.648cm" svg:y2="5.923cm">
            <text:p/>
          </draw:line>
          <draw:line draw:z-index="33" draw:style-name="gr39" draw:text-style-name="P2" svg:x1="35.472cm" svg:y1="11.315cm" svg:x2="36.924cm" svg:y2="13.148cm">
            <text:p/>
          </draw:line>
        </table:shapes>
        <table:table-column table:style-name="co4" table:number-columns-repeated="8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4" table:number-rows-repeated="3">
          <table:table-cell table:number-columns-repeated="12"/>
        </table:table-row>
        <table:table-row table:style-name="ro4">
          <table:table-cell table:number-columns-repeated="11"/>
          <table:table-cell office:value-type="string" calcext:value-type="string">
            <text:p>camera module</text:p>
          </table:table-cell>
        </table:table-row>
        <table:table-row table:style-name="ro4">
          <table:table-cell table:number-columns-repeated="12"/>
        </table:table-row>
        <table:table-row table:style-name="ro4">
          <table:table-cell table:number-columns-repeated="11"/>
          <table:table-cell office:value-type="string" calcext:value-type="string">
            <text:p>pir-&gt;esp32-&gt;raspi – interfcing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if pir-&gt;1 for 30 sec, activate camera module send image to </text:p>
          </table:table-cell>
        </table:table-row>
        <table:table-row table:style-name="ro4">
          <table:table-cell table:number-columns-repeated="11"/>
          <table:table-cell office:value-type="string" calcext:value-type="string">
            <text:p>transistor vc547 npn</text:p>
          </table:table-cell>
        </table:table-row>
        <table:table-row table:style-name="ro4">
          <table:table-cell table:number-columns-repeated="11"/>
          <table:table-cell office:value-type="string" calcext:value-type="string">
            <text:p>if pin is 1</text:p>
          </table:table-cell>
        </table:table-row>
        <table:table-row table:style-name="ro4" table:number-rows-repeated="2">
          <table:table-cell table:number-columns-repeated="12"/>
        </table:table-row>
        <table:table-row table:style-name="ro4">
          <table:table-cell table:number-columns-repeated="11"/>
          <table:table-cell office:value-type="string" calcext:value-type="string">
            <text:p>pir working</text:p>
          </table:table-cell>
        </table:table-row>
        <table:table-row table:style-name="ro4">
          <table:table-cell table:number-columns-repeated="11"/>
          <table:table-cell office:value-type="string" calcext:value-type="string">
            <text:p>esp32 working</text:p>
          </table:table-cell>
        </table:table-row>
        <table:table-row table:style-name="ro4">
          <table:table-cell table:number-columns-repeated="11"/>
          <table:table-cell office:value-type="string" calcext:value-type="string">
            <text:p>camera interface</text:p>
          </table:table-cell>
        </table:table-row>
        <table:table-row table:style-name="ro4" table:number-rows-repeated="7">
          <table:table-cell table:number-columns-repeated="12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4" table:number-rows-repeated="4">
          <table:table-cell table:number-columns-repeated="12"/>
        </table:table-row>
        <table:table-row table:style-name="ro4">
          <table:table-cell table:number-columns-repeated="8"/>
          <table:table-cell table:style-name="ce29" office:value-type="string" calcext:value-type="string" table:number-columns-spanned="2" table:number-rows-spanned="1">
            <text:p>Camera Module</text:p>
          </table:table-cell>
          <table:covered-table-cell/>
          <table:table-cell table:number-columns-repeated="2"/>
        </table:table-row>
        <table:table-row table:style-name="ro4">
          <table:table-cell table:number-columns-repeated="5"/>
          <table:table-cell office:value-type="string" calcext:value-type="string">
            <text:p>Always maintain a battery charge of&gt;60%</text:p>
          </table:table-cell>
          <table:table-cell table:number-columns-repeated="6"/>
        </table:table-row>
        <table:table-row table:style-name="ro4">
          <table:table-cell table:number-columns-repeated="12"/>
        </table:table-row>
        <table:table-row table:style-name="ro4">
          <table:table-cell table:number-columns-repeated="5"/>
          <table:table-cell office:value-type="string" calcext:value-type="string">
            <text:p>In case charge&gt;8-% cutoff</text:p>
          </table:table-cell>
          <table:table-cell table:number-columns-repeated="6"/>
        </table:table-row>
        <table:table-row table:style-name="ro4">
          <table:table-cell table:number-columns-repeated="5"/>
          <table:table-cell office:value-type="string" calcext:value-type="string">
            <text:p>Incase charge &lt;60% Charg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Initial module startup (30 mins direct DC supply before cut-off [outtlet supply off bat supply on]</text:p>
          </table:table-cell>
        </table:table-row>
        <table:table-row table:style-name="ro4"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in case of power cut off within 30 mins,the unit will start taking power from Battery source</text:p>
          </table:table-cell>
        </table:table-row>
        <table:table-row table:style-name="ro4">
          <table:table-cell table:number-columns-repeated="12"/>
        </table:table-row>
        <table:table-row table:style-name="ro4">
          <table:table-cell table:number-columns-repeated="10"/>
          <table:table-cell office:value-type="string" calcext:value-type="string">
            <text:p>ESP32</text:p>
          </table:table-cell>
          <table:table-cell/>
        </table:table-row>
        <table:table-row table:style-name="ro4">
          <table:table-cell table:number-columns-repeated="10"/>
          <table:table-cell table:style-name="ce30" office:value-type="string" calcext:value-type="string">
            <text:p>Power Supply</text:p>
          </table:table-cell>
          <table:table-cell office:value-type="string" calcext:value-type="string">
            <text:p>Battery controller task -</text:p>
          </table:table-cell>
        </table:table-row>
        <table:table-row table:style-name="ro4"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Drive the charging unnit of battery (incase charge&gt;80% cut off charging unit; &lt;65% start charging unit)</text:p>
          </table:table-cell>
          <table:table-cell office:value-type="string" calcext:value-type="string">
            <text:p>provides input power to ESP32/ATMEGA</text:p>
          </table:table-cell>
        </table:table-row>
        <table:table-row table:style-name="ro4">
          <table:table-cell table:number-columns-repeated="9"/>
          <table:table-cell office:value-type="float" office:value="2" calcext:value-type="float">
            <text:p>2</text:p>
          </table:table-cell>
          <table:table-cell office:value-type="string" calcext:value-type="string">
            <text:p>Switch the charging on or off</text:p>
          </table:table-cell>
          <table:table-cell/>
        </table:table-row>
        <table:table-row table:style-name="ro4">
          <table:table-cell table:number-columns-repeated="9"/>
          <table:table-cell office:value-type="float" office:value="3" calcext:value-type="float">
            <text:p>3</text:p>
          </table:table-cell>
          <table:table-cell office:value-type="string" calcext:value-type="string">
            <text:p>Power supply condition (no power) Battery charging / discharging status, wall outlet power status – DC fail safe fuse )</text:p>
          </table:table-cell>
          <table:table-cell/>
        </table:table-row>
        <table:table-row table:style-name="ro4"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PIR sensor status monitor</text:p>
          </table:table-cell>
          <table:table-cell office:value-type="string" calcext:value-type="string">
            <text:p>ESP32 task</text:p>
          </table:table-cell>
        </table:table-row>
        <table:table-row table:style-name="ro4">
          <table:table-cell table:number-columns-repeated="9"/>
          <table:table-cell office:value-type="float" office:value="5" calcext:value-type="float">
            <text:p>5</text:p>
          </table:table-cell>
          <table:table-cell office:value-type="string" calcext:value-type="string">
            <text:p>If pir on; test AIR</text:p>
          </table:table-cell>
          <table:table-cell office:value-type="string" calcext:value-type="string">
            <text:p>Manage Battery charging and discharging – drive charging unit battery via battery controller</text:p>
          </table:table-cell>
        </table:table-row>
        <table:table-row table:style-name="ro4">
          <table:table-cell table:number-columns-repeated="9"/>
          <table:table-cell office:value-type="float" office:value="6" calcext:value-type="float">
            <text:p>6</text:p>
          </table:table-cell>
          <table:table-cell office:value-type="string" calcext:value-type="string">
            <text:p>IF PIR &amp; AIR on then Turn CAM</text:p>
          </table:table-cell>
          <table:table-cell/>
        </table:table-row>
        <table:table-row table:style-name="ro4">
          <table:table-cell table:number-columns-repeated="9"/>
          <table:table-cell office:value-type="float" office:value="7" calcext:value-type="float">
            <text:p>7</text:p>
          </table:table-cell>
          <table:table-cell office:value-type="string" calcext:value-type="string">
            <text:p>Data transfer via network module to RaspI</text:p>
          </table:table-cell>
          <table:table-cell/>
        </table:table-row>
        <table:table-row table:style-name="ro4">
          <table:table-cell table:number-columns-repeated="12"/>
        </table:table-row>
        <table:table-row table:style-name="ro4">
          <table:table-cell table:number-columns-repeated="10"/>
          <table:table-cell office:value-type="string" calcext:value-type="string">
            <text:p>PIR,ESP32,Lithium ion battery,AC2DC converter</text:p>
          </table:table-cell>
          <table:table-cell/>
        </table:table-row>
      </table:table>
      <table:table table:name="Overview_2" table:style-name="ta1">
        <table:shapes>
          <draw:custom-shape draw:z-index="0" draw:style-name="gr15" draw:text-style-name="P1" svg:width="6.883cm" svg:height="5.524cm" svg:x="13.233cm" svg:y="14.317cm">
            <text:p text:style-name="P1">ALERT MODULE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z-index="1" draw:style-name="gr15" draw:text-style-name="P1" svg:width="6.883cm" svg:height="5.524cm" svg:x="15.117cm" svg:y="6.374cm">
            <text:p text:style-name="P1">CENTRAL MODULE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z-index="2" draw:style-name="gr15" draw:text-style-name="P1" svg:width="6.883cm" svg:height="5.524cm" svg:x="27.452cm" svg:y="6.269cm">
            <text:p text:style-name="P1">USER</text:p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z-index="3" draw:style-name="gr16" draw:text-style-name="P1" svg:width="5.314cm" svg:height="0.531cm" svg:x="15.115cm" svg:y="11.794cm">
            <text:p text:style-name="P1">POWER MODULE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4" draw:style-name="gr26" draw:text-style-name="P1" svg:width="5.176cm" svg:height="0.531cm" svg:x="13.161cm" svg:y="19.842cm">
            <text:p text:style-name="P1">POWER MODULE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5" draw:style-name="gr11" draw:text-style-name="P2" svg:width="5.782cm" svg:height="0.504cm" svg:x="10.298cm" svg:y="7.6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11" draw:text-style-name="P2" svg:width="5.782cm" svg:height="0.504cm" svg:x="21.754cm" svg:y="10.12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7" draw:style-name="gr12" draw:text-style-name="P2" svg:width="5.507cm" svg:height="0.318cm" svg:x="10.132cm" svg:y="8.634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8" draw:style-name="gr25" draw:text-style-name="P2" svg:width="5.672cm" svg:height="0.319cm" svg:x="21.724cm" svg:y="8.713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9" draw:style-name="gr13" draw:text-style-name="P2" svg:width="0.66cm" svg:height="1.62cm" svg:x="16.438cm" svg:y="12.43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0" draw:style-name="gr14" draw:text-style-name="P2" svg:width="0.358cm" svg:height="1.567cm" svg:x="17.704cm" svg:y="12.48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1" draw:style-name="gr17" draw:text-style-name="P1" svg:width="2.313cm" svg:height="2.313cm" svg:x="23.872cm" svg:y="14.345cm">
            <text:p text:style-name="P1">Alarm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" draw:style-name="gr17" draw:text-style-name="P1" svg:width="2.313cm" svg:height="2.313cm" svg:x="20.431cm" svg:y="14.451cm">
            <text:p text:style-name="P1">Light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" draw:style-name="gr29" draw:text-style-name="P2" svg:width="0.497cm" svg:height="1.806cm" svg:x="15.886cm" svg:y="17.533cm">
            <text:p/>
            <draw:enhanced-geometry svg:viewBox="0 0 21600 21600" draw:mirror-vertic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4" draw:style-name="gr17" draw:text-style-name="P1" svg:width="2.313cm" svg:height="2.313cm" svg:x="16.906cm" svg:y="6.427cm">
            <text:p text:style-name="P1">RasPi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" draw:style-name="gr30" draw:text-style-name="P1" svg:width="2.009cm" svg:height="1.724cm" svg:x="13.713cm" svg:y="17.48cm">
            <text:p text:style-name="P1">Wifi</text:p>
            <text:p text:style-name="P1">controlle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" draw:style-name="gr31" draw:text-style-name="P1" svg:width="1.788cm" svg:height="2.313cm" svg:x="16.549cm" svg:y="17.291cm">
            <text:p text:style-name="P1">Relay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" draw:style-name="gr27" draw:text-style-name="P2" svg:width="2.946cm" svg:height="0.718cm" svg:x="19.162cm" svg:y="18.035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z-index="18" draw:style-name="gr28" draw:text-style-name="P2" svg:width="1.788cm" svg:height="1.354cm" svg:x="22.412cm" svg:y="17.134cm">
            <text:p/>
            <draw:enhanced-geometry svg:viewBox="0 0 787 799" draw:mirror-horizontal="true" draw:type="non-primitive" draw:enhanced-path="M 439 12 L 535 102 391 246 252 108 349 12 0 0 12 348 108 258 282 433 282 799 511 799 511 427 685 252 781 348 787 0 439 12 Z N"/>
          </draw:custom-shape>
          <draw:custom-shape draw:z-index="19" draw:style-name="gr17" draw:text-style-name="P1" svg:width="2.313cm" svg:height="2.313cm" svg:x="29.077cm" svg:y="6.375cm">
            <text:p text:style-name="P1">WebAp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z-index="20">
            <draw:custom-shape draw:style-name="gr40" draw:text-style-name="P1" svg:width="2.946cm" svg:height="2.511cm" svg:x="3.717cm" svg:y="11.942cm">
              <text:p text:style-name="P1">DETECTION MODULE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41" draw:text-style-name="P1" svg:width="2.215cm" svg:height="0.241cm" svg:x="3.741cm" svg:y="14.381cm">
              <text:p text:style-name="P1">POWER MODULE</text:p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42" draw:text-style-name="P1" svg:width="0.99cm" svg:height="1.051cm" svg:x="4.07cm" svg:y="9.984cm">
              <text:p text:style-name="P1">Motion</text:p>
              <text:p text:style-name="P1">Sensor 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" draw:text-style-name="P1" svg:width="0.99cm" svg:height="1.052cm" svg:x="4.696cm" svg:y="11.977cm">
              <text:p text:style-name="P1">Wifi</text:p>
              <text:p text:style-name="P1">controller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" draw:text-style-name="P1" svg:width="0.99cm" svg:height="1.052cm" svg:x="5.297cm" svg:y="9.96cm">
              <text:p text:style-name="P1">Motion</text:p>
              <text:p text:style-name="P1">Sensor 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" draw:text-style-name="P2" svg:width="0.766cm" svg:height="0.616cm" svg:x="4.919cm" svg:y="11.24cm">
              <text:p/>
              <draw:enhanced-geometry svg:viewBox="0 0 787 799" draw:mirror-horizontal="true" draw:type="non-primitive" draw:enhanced-path="M 439 12 L 535 102 391 246 252 108 349 12 0 0 12 348 108 258 282 433 282 799 511 799 511 427 685 252 781 348 787 0 439 12 Z N"/>
            </draw:custom-shape>
            <draw:custom-shape draw:style-name="gr45" draw:text-style-name="P2" svg:width="0.282cm" svg:height="0.737cm" svg:x="4.814cm" svg:y="14.718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43" draw:text-style-name="P1" svg:width="0.99cm" svg:height="1.052cm" svg:x="4.472cm" svg:y="15.552cm">
              <text:p text:style-name="P1"><text:s/>Camera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z-index="21" draw:style-name="gr24" draw:text-style-name="P2" svg:width="7.628cm" svg:height="5.314cm" svg:x="40.283cm" svg:y="15.831cm">
            <text:p text:style-name="P2">Additional sensor in Detection module - </text:p>
            <text:p text:style-name="P2">.Magnetic Door sensor</text:p>
            <text:p text:style-name="P2">.Pressure sensor</text:p>
            <text:p text:style-name="P2"/>
            <text:p text:style-name="P2">Additonal interface in Central module</text:p>
            <text:p text:style-name="P2">GSM</text:p>
            <draw:enhanced-geometry svg:viewBox="0 0 21600 21600" draw:type="rectangle" draw:enhanced-path="M 0 0 L 21600 0 21600 21600 0 21600 0 0 Z N"/>
          </draw:custom-shape>
          <draw:custom-shape draw:z-index="22" draw:style-name="gr11" draw:text-style-name="P2" svg:width="5.782cm" svg:height="0.504cm" svg:x="22.055cm" svg:y="6.8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 draw:z-index="23">
            <draw:custom-shape draw:style-name="gr40" draw:text-style-name="P1" svg:width="2.946cm" svg:height="2.511cm" svg:x="2.23cm" svg:y="2.406cm">
              <text:p text:style-name="P1">DETECTION MODULE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41" draw:text-style-name="P1" svg:width="2.215cm" svg:height="0.241cm" svg:x="2.254cm" svg:y="4.845cm">
              <text:p text:style-name="P1">POWER MODULE</text:p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42" draw:text-style-name="P1" svg:width="0.99cm" svg:height="1.051cm" svg:x="2.583cm" svg:y="0.448cm">
              <text:p text:style-name="P1">Motion</text:p>
              <text:p text:style-name="P1">Sensor 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" draw:text-style-name="P1" svg:width="0.99cm" svg:height="1.052cm" svg:x="3.209cm" svg:y="2.441cm">
              <text:p text:style-name="P1">Wifi</text:p>
              <text:p text:style-name="P1">controller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" draw:text-style-name="P1" svg:width="0.99cm" svg:height="1.052cm" svg:x="3.81cm" svg:y="0.424cm">
              <text:p text:style-name="P1">Motion</text:p>
              <text:p text:style-name="P1">Sensor 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" draw:text-style-name="P2" svg:width="0.766cm" svg:height="0.616cm" svg:x="3.432cm" svg:y="1.704cm">
              <text:p/>
              <draw:enhanced-geometry svg:viewBox="0 0 787 799" draw:mirror-horizontal="true" draw:type="non-primitive" draw:enhanced-path="M 439 12 L 535 102 391 246 252 108 349 12 0 0 12 348 108 258 282 433 282 799 511 799 511 427 685 252 781 348 787 0 439 12 Z N"/>
            </draw:custom-shape>
            <draw:custom-shape draw:style-name="gr45" draw:text-style-name="P2" svg:width="0.282cm" svg:height="0.737cm" svg:x="3.327cm" svg:y="5.182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43" draw:text-style-name="P1" svg:width="0.99cm" svg:height="1.052cm" svg:x="2.985cm" svg:y="6.016cm">
              <text:p text:style-name="P1"><text:s/>Camera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z-index="24">
            <draw:custom-shape draw:style-name="gr40" draw:text-style-name="P1" svg:width="2.946cm" svg:height="2.511cm" svg:x="8.37cm" svg:y="2.14cm">
              <text:p text:style-name="P1">DETECTION MODULE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41" draw:text-style-name="P1" svg:width="2.215cm" svg:height="0.241cm" svg:x="8.394cm" svg:y="4.579cm">
              <text:p text:style-name="P1">POWER MODULE</text:p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42" draw:text-style-name="P1" svg:width="0.99cm" svg:height="1.051cm" svg:x="8.723cm" svg:y="0.182cm">
              <text:p text:style-name="P1">Motion</text:p>
              <text:p text:style-name="P1">Sensor 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" draw:text-style-name="P1" svg:width="0.99cm" svg:height="1.052cm" svg:x="9.349cm" svg:y="2.175cm">
              <text:p text:style-name="P1">Wifi</text:p>
              <text:p text:style-name="P1">controller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" draw:text-style-name="P1" svg:width="0.99cm" svg:height="1.052cm" svg:x="9.95cm" svg:y="0.158cm">
              <text:p text:style-name="P1">Motion</text:p>
              <text:p text:style-name="P1">Sensor 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" draw:text-style-name="P2" svg:width="0.766cm" svg:height="0.616cm" svg:x="9.572cm" svg:y="1.438cm">
              <text:p/>
              <draw:enhanced-geometry svg:viewBox="0 0 787 799" draw:mirror-horizontal="true" draw:type="non-primitive" draw:enhanced-path="M 439 12 L 535 102 391 246 252 108 349 12 0 0 12 348 108 258 282 433 282 799 511 799 511 427 685 252 781 348 787 0 439 12 Z N"/>
            </draw:custom-shape>
            <draw:custom-shape draw:style-name="gr45" draw:text-style-name="P2" svg:width="0.282cm" svg:height="0.737cm" svg:x="9.467cm" svg:y="4.916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43" draw:text-style-name="P1" svg:width="0.99cm" svg:height="1.052cm" svg:x="9.125cm" svg:y="5.75cm">
              <text:p text:style-name="P1"><text:s/>Camera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z-index="25">
            <draw:custom-shape draw:style-name="gr40" draw:text-style-name="P1" svg:width="2.946cm" svg:height="2.511cm" svg:x="8.756cm" svg:y="11.809cm">
              <text:p text:style-name="P1">DETECTION MODULE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41" draw:text-style-name="P1" svg:width="2.215cm" svg:height="0.241cm" svg:x="8.78cm" svg:y="14.248cm">
              <text:p text:style-name="P1">POWER MODULE</text:p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42" draw:text-style-name="P1" svg:width="0.99cm" svg:height="1.051cm" svg:x="9.109cm" svg:y="9.851cm">
              <text:p text:style-name="P1">Motion</text:p>
              <text:p text:style-name="P1">Sensor 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" draw:text-style-name="P1" svg:width="0.99cm" svg:height="1.052cm" svg:x="9.735cm" svg:y="11.844cm">
              <text:p text:style-name="P1">Wifi</text:p>
              <text:p text:style-name="P1">controller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" draw:text-style-name="P1" svg:width="0.99cm" svg:height="1.052cm" svg:x="10.336cm" svg:y="9.827cm">
              <text:p text:style-name="P1">Motion</text:p>
              <text:p text:style-name="P1">Sensor 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" draw:text-style-name="P2" svg:width="0.766cm" svg:height="0.616cm" svg:x="9.958cm" svg:y="11.107cm">
              <text:p/>
              <draw:enhanced-geometry svg:viewBox="0 0 787 799" draw:mirror-horizontal="true" draw:type="non-primitive" draw:enhanced-path="M 439 12 L 535 102 391 246 252 108 349 12 0 0 12 348 108 258 282 433 282 799 511 799 511 427 685 252 781 348 787 0 439 12 Z N"/>
            </draw:custom-shape>
            <draw:custom-shape draw:style-name="gr45" draw:text-style-name="P2" svg:width="0.282cm" svg:height="0.737cm" svg:x="9.853cm" svg:y="14.585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43" draw:text-style-name="P1" svg:width="0.99cm" svg:height="1.052cm" svg:x="9.511cm" svg:y="15.419cm">
              <text:p text:style-name="P1"><text:s/>Camera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z-index="26">
            <draw:custom-shape draw:style-name="gr40" draw:text-style-name="P1" svg:width="2.946cm" svg:height="2.511cm" svg:x="12.638cm" svg:y="1.982cm">
              <text:p text:style-name="P1">DETECTION MODULE</text:p>
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<draw:equation draw:name="f0" draw:formula="$0 "/>
                <draw:equation draw:name="f1" draw:formula="21600-$0 "/>
                <draw:equation draw:name="f2" draw:formula="$0 *10/24"/>
                <draw:equation draw:name="f3" draw:formula="?f2 +1750"/>
                <draw:equation draw:name="f4" draw:formula="21600-?f3 "/>
                <draw:equation draw:name="f5" draw:formula="?f0 /2"/>
                <draw:equation draw:name="f6" draw:formula="10800+?f5 "/>
                <draw:equation draw:name="f7" draw:formula="?f0 -10800"/>
                <draw:equation draw:name="f8" draw:formula="if(?f7 ,?f13 ,0)"/>
                <draw:equation draw:name="f9" draw:formula="10800-?f5 "/>
                <draw:equation draw:name="f10" draw:formula="if(?f7 ,?f12 ,21600)"/>
                <draw:equation draw:name="f11" draw:formula="21600-?f5 "/>
                <draw:equation draw:name="f12" draw:formula="21600*10800/?f0 "/>
                <draw:equation draw:name="f13" draw:formula="21600-?f12 "/>
                <draw:handle draw:handle-position="$0 top" draw:handle-range-x-minimum="0" draw:handle-range-x-maximum="21600"/>
              </draw:enhanced-geometry>
            </draw:custom-shape>
            <draw:custom-shape draw:style-name="gr41" draw:text-style-name="P1" svg:width="2.215cm" svg:height="0.241cm" svg:x="12.662cm" svg:y="4.421cm">
              <text:p text:style-name="P1">POWER MODULE</text:p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42" draw:text-style-name="P1" svg:width="0.99cm" svg:height="1.051cm" svg:x="12.991cm" svg:y="0.024cm">
              <text:p text:style-name="P1">Motion</text:p>
              <text:p text:style-name="P1">Sensor 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" draw:text-style-name="P1" svg:width="0.99cm" svg:height="1.052cm" svg:x="13.617cm" svg:y="2.017cm">
              <text:p text:style-name="P1">Wifi</text:p>
              <text:p text:style-name="P1">controller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" draw:text-style-name="P1" svg:width="0.99cm" svg:height="1.052cm" svg:x="14.218cm" svg:y="0cm">
              <text:p text:style-name="P1">Motion</text:p>
              <text:p text:style-name="P1">Sensor 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" draw:text-style-name="P2" svg:width="0.766cm" svg:height="0.616cm" svg:x="13.84cm" svg:y="1.28cm">
              <text:p/>
              <draw:enhanced-geometry svg:viewBox="0 0 787 799" draw:mirror-horizontal="true" draw:type="non-primitive" draw:enhanced-path="M 439 12 L 535 102 391 246 252 108 349 12 0 0 12 348 108 258 282 433 282 799 511 799 511 427 685 252 781 348 787 0 439 12 Z N"/>
            </draw:custom-shape>
            <draw:custom-shape draw:style-name="gr45" draw:text-style-name="P2" svg:width="0.282cm" svg:height="0.737cm" svg:x="13.735cm" svg:y="4.758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43" draw:text-style-name="P1" svg:width="0.99cm" svg:height="1.052cm" svg:x="13.393cm" svg:y="5.592cm">
              <text:p text:style-name="P1"><text:s/>Camera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table:shapes>
        <table:table-column table:style-name="co4" table:number-columns-repeated="42" table:default-cell-style-name="ce19"/>
        <table:table-row table:style-name="ro4" table:number-rows-repeated="14">
          <table:table-cell table:number-columns-repeated="42"/>
        </table:table-row>
        <table:table-row table:style-name="ro4">
          <table:table-cell table:number-columns-repeated="10"/>
          <table:table-cell office:value-type="string" calcext:value-type="string">
            <text:p>Automatic user alert</text:p>
          </table:table-cell>
          <table:table-cell table:number-columns-repeated="31"/>
        </table:table-row>
        <table:table-row table:style-name="ro4" table:number-rows-repeated="3">
          <table:table-cell table:number-columns-repeated="42"/>
        </table:table-row>
        <table:table-row table:style-name="ro4">
          <table:table-cell table:number-columns-repeated="10"/>
          <table:table-cell office:value-type="string" calcext:value-type="string">
            <text:p>User request</text:p>
          </table:table-cell>
          <table:table-cell table:number-columns-repeated="31"/>
        </table:table-row>
        <table:table-row table:style-name="ro4" table:number-rows-repeated="2">
          <table:table-cell table:number-columns-repeated="42"/>
        </table:table-row>
        <table:table-row table:style-name="ro4">
          <table:table-cell table:number-columns-repeated="10"/>
          <table:table-cell office:value-type="string" calcext:value-type="string">
            <text:p>Response to user request</text:p>
          </table:table-cell>
          <table:table-cell table:number-columns-repeated="31"/>
        </table:table-row>
        <table:table-row table:style-name="ro4" table:number-rows-repeated="108">
          <table:table-cell table:number-columns-repeated="42"/>
        </table:table-row>
        <table:table-row table:style-name="ro4" table:number-rows-repeated="31">
          <table:table-cell table:style-name="ce20" table:number-columns-repeated="32"/>
          <table:table-cell table:style-name="Default" table:number-columns-repeated="10"/>
        </table:table-row>
        <table:table-row table:style-name="ro4">
          <table:table-cell table:style-name="ce20" table:number-columns-repeated="32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/00/0000</text:date>, <text:time style:data-style-name="N2" text:time-value="15:29:14.8705492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6T20:31:20.467864870</meta:creation-date>
    <dc:date>2020-09-27T22:15:58.918683592</dc:date>
    <meta:editing-duration>PT2H48M1S</meta:editing-duration>
    <meta:editing-cycles>40</meta:editing-cycles>
    <meta:generator>LibreOffice/6.4.5.2$Linux_X86_64 LibreOffice_project/40$Build-2</meta:generator>
    <meta:document-statistic meta:table-count="7" meta:cell-count="129" meta:object-count="83"/>
  </office:meta>
</office:document-meta>
</file>